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42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4.08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12.7mm"/>
    </style:style>
    <style:style style:name="co13" style:family="table-column">
      <style:table-column-properties fo:break-before="auto" style:column-width="3.7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7.41mm"/>
    </style:style>
    <style:style style:name="co16" style:family="table-column">
      <style:table-column-properties fo:break-before="auto" style:column-width="10.05mm"/>
    </style:style>
    <style:style style:name="co17" style:family="table-column">
      <style:table-column-properties fo:break-before="auto" style:column-width="8.2mm"/>
    </style:style>
    <style:style style:name="co18" style:family="table-column">
      <style:table-column-properties fo:break-before="auto" style:column-width="21.7mm"/>
    </style:style>
    <style:style style:name="co19" style:family="table-column">
      <style:table-column-properties fo:break-before="auto" style:column-width="60.08mm"/>
    </style:style>
    <style:style style:name="co20" style:family="table-column">
      <style:table-column-properties fo:break-before="auto" style:column-width="30.02mm"/>
    </style:style>
    <style:style style:name="co21" style:family="table-column">
      <style:table-column-properties fo:break-before="auto" style:column-width="25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office:value-type="string" calcext:value-type="string">
            <text:p>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1" table:base-cell-address="$Piano.$A$1" table:cell-range-address="Piano.$A$1:Piano.$O$1155"/>
        </table:named-expressions>
      </table:table>
      <table:table table:name="SFX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0 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0 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0 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0 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ms" table:style-name="ta1"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number-columns-repeated="1017" table:default-cell-style-name="ce1"/>
        <table:table-row table:style-name="ro1">
          <table:table-cell office:value-type="string" calcext:value-type="string">
            <text:p>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_1" table:base-cell-address="$Drums.$A$1" table:cell-range-address="Drums.$A$2:Drums.$G$40"/>
        </table:named-expressions>
      </table:table>
      <table:table table:name="Ethnic,_etc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Ethnic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105 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1 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2 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3 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4 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5 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6 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06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1 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6 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4 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8 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2 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07 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1 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08 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1 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6 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9 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4 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09 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8 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0 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10 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8 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0 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1 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11 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8 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112 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1 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6 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4 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2 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 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SFX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Synth 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97 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8 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9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 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1 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2 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3 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lead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Synth l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1 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 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1 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2 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3 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6 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7 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8 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9 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0 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1 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5 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 pad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9 Fantasi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Fantasi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New Ag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Bell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Fantas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Fantasi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After D 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260Harm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0 Warm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Thick Matri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Horn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Rotary Str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OB Sof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OB Soft Pa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ctav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Stack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Human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c Brs.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Oct.PWM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JP 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1 Poly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80's PolySy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Polysynth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Poly K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Super 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Power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Octave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Reso St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echno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Pulse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Twin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Hap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Forward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Reverse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Minor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2 Space Voi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Heaven I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C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Ito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Wate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Cold Sp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Noise 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Bamboo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osmic 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uh 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AuhAu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Vocorderm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Holy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atic_percuission" table:style-name="ta1">
        <table:table-column table:style-name="co19" table:default-cell-style-name="ce1"/>
        <table:table-column table:style-name="co20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4" table:default-cell-style-name="ce1"/>
        <table:table-column table:style-name="co21" table:default-cell-style-name="ce1"/>
        <table:table-column table:style-name="co14" table:number-columns-repeated="1017" table:default-cell-style-name="ce1"/>
        <table:table-row table:style-name="ro1">
          <table:table-cell office:value-type="string" calcext:value-type="string">
            <text:p>Chromatic percu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09 Celesta1 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Pop Celesta 2 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0 Glockenspiel 1 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11 Music Box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Music Box 2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t.Music Box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2 Vibraphone <text:s/>1 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Pop Vibe.2 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Vibraphone w 1 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Vibraphones 2 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3 Marimba1 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Marimba w1 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Barafon1 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Barafon 21 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Log drum1 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4 Xylophone1 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Xylophone w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5 Tubular-bell 1</text:p>
          </table:table-cell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hurch Bell 1 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Carillon1 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Church Bell2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Tubularbellw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16 Santur1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Santur 22 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Santur 3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Cimbalom2 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Zither 11 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Zither 22 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Dulcimer2 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tar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Gui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B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,_orchestra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Strings/orches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1 Violin: 2 [Pro]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in Atk: 2 [Pro]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Violin 1 [Pro]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2 Viola: 2 [Pro]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a Atk.: 2 [Pro]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3 Cello: 2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Cello Atk.: 2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4 Contrabass <text:s/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5 Tremolo Str 1 [Pro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Trem Str.St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Tremolo 1 [Pro]</text:p>
          </table:table-cell>
          <table:table-cell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9 Suspense Str 2 [Pro]</text:p>
          </table:table-cell>
          <table:table-cell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 SuspenseStr2 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6 PizzicatoStr 1 [Pro]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cs&amp;Cbs Pizz 2 [Pro]</text:p>
          </table:table-cell>
          <table:table-cell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Chamber Pizz 2 [Pro]</text:p>
          </table:table-cell>
          <table:table-cell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3 St.Pizzicato 2 [Pro]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olo Pizz. <text:s/>1 [Pro]</text:p>
          </table:table-cell>
          <table:table-cell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olo Spic. <text:s/>1 [Pro]</text:p>
          </table:table-cell>
          <table:table-cell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StringsSpic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7 Harp1 [Pro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Harp&amp;Strings 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Harp St.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Uillean Harp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ynth Harp <text:s/>1 [Pro]</text:p>
          </table:table-cell>
          <table:table-cell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5 Yang Qin 2 <text:s/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6 SynthYangQin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8 Timpani1 [Pro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49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Bright Str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ight Str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Chamber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berStr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Cello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ello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Bright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Bright Str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Quad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Mild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rchest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Orchestr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Tremolo O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olo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Choir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trings+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+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r.+Fl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Choir Str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Choir Str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St.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St.String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St.Strings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Orchestr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Orchestr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Velo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Oct String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Oct String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ContraBs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0 60s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0 Slow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low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Str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low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Legato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Warm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.Slow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low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low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t.Slow St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.Str+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.Str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1 Syn.String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String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Strings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OB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tack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JP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horus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Syn.String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yn.String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yn.Strings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.String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LoFi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High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gh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Hybrid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Tron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on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Noiz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z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2 Syn.String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yn.Strings5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JUNO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Filtered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JP Saw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Hybrid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Dist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UNOFull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Air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tk Syn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raight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3 Choir A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St.Choir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Choir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Melted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ted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lo 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Church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Boys Choi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Boys Choi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.Boys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Rich 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Choir H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H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Chorus L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rus L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Chorus 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Aahs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oir Aahs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 Male Aah+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le Aah+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oice Ooh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rus Oo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ce Ooh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orus Ooh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ohsCodeMa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ohsCodeSu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 S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ice D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oice D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zVoice 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zVoice B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zVoice 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zVoice 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L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orusLa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L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orusLu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Lan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orusLan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A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U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m Lah&amp;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iceW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horusWa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iceW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orusWo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iceA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iceO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Vo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Vo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.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 N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.Voice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P330 Choi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P330 Ch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inyl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nyl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X8P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lo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ch.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.Hi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s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th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act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illy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rc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ock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ock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unce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 Fi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t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st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t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chnorg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rg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v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rings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ack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ustry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ap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ss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Br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ed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Johannes Unger</meta:initial-creator>
    <meta:creation-date>2019-08-27T10:28:42Z</meta:creation-date>
    <dc:date>2019-08-27T23:47:58.502133082</dc:date>
    <meta:editing-duration>PT35S</meta:editing-duration>
    <meta:editing-cycles>2</meta:editing-cycles>
    <meta:document-statistic meta:table-count="13" meta:cell-count="9825" meta:object-count="0"/>
  </office:meta>
</office:document-meta>
</file>